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c72c" officeooo:paragraph-rsid="000bc72c"/>
    </style:style>
    <style:style style:name="P2" style:family="paragraph" style:parent-style-name="Standard">
      <style:text-properties officeooo:rsid="000c32d3" officeooo:paragraph-rsid="000c32d3"/>
    </style:style>
    <style:style style:name="P3" style:family="paragraph" style:parent-style-name="Standard">
      <style:text-properties officeooo:rsid="000c3c22" officeooo:paragraph-rsid="000c3c22"/>
    </style:style>
    <style:style style:name="T1" style:family="text">
      <style:text-properties officeooo:rsid="000c90b8"/>
    </style:style>
    <style:style style:name="T2" style:family="text">
      <style:text-properties officeooo:rsid="000e09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 </text:p>
      <text:p text:style-name="P1"/>
      <text:p text:style-name="P1">características da arquitetura RISC </text:p>
      <text:p text:style-name="P2">RISC = reduced instruction set computer = computador com conjunto restirto de instruções </text:p>
      <text:p text:style-name="P3">-é menos complexa e simples do que a CISC </text:p>
      <text:p text:style-name="P3">-conjunto pequenas de instruções simples, mas que podem ser combinadas para instruções mais complexas </text:p>
      <text:p text:style-name="P3">-instruções somente de acessos a registradores </text:p>
      <text:p text:style-name="P3">-<text:span text:style-name="T1">unidade de controle pequena </text:span></text:p>
      <text:p text:style-name="P3">-<text:span text:style-name="T2">tem muito mais registradores </text:span>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14:20:04.193000000</meta:creation-date>
    <dc:date>2024-01-10T14:24:51.899000000</dc:date>
    <meta:editing-duration>PT4M46S</meta:editing-duration>
    <meta:editing-cycles>5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8" meta:word-count="56" meta:character-count="384" meta:non-whitespace-character-count="328"/>
  </office:meta>
</office:document-meta>
</file>